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2d56" officeooo:paragraph-rsid="001d2d56"/>
    </style:style>
    <style:style style:name="P2" style:family="paragraph" style:parent-style-name="Standard">
      <style:text-properties officeooo:paragraph-rsid="001d2d56"/>
    </style:style>
    <style:style style:name="P3" style:family="paragraph" style:parent-style-name="Standard" style:list-style-name="L1">
      <style:text-properties officeooo:paragraph-rsid="001d2d56"/>
    </style:style>
    <style:style style:name="P4" style:family="paragraph" style:parent-style-name="Standard" style:list-style-name="L2">
      <style:text-properties officeooo:paragraph-rsid="001d2d56"/>
    </style:style>
    <style:style style:name="T1" style:family="text">
      <style:text-properties officeooo:rsid="001d2d56"/>
    </style:style>
    <style:style style:name="T2" style:family="text">
      <style:text-properties officeooo:rsid="001d2d56" fo:background-color="#ff3333" loext:char-shading-value="0"/>
    </style:style>
    <style:style style:name="T3" style:family="text">
      <style:text-properties officeooo:rsid="001d2d56" fo:background-color="#ff3333" loext:char-shading-value="0"/>
    </style:style>
    <style:style style:name="T4" style:family="text">
      <style:text-properties officeooo:rsid="001d2d56" fo:background-color="#ff6600" loext:char-shading-value="0"/>
    </style:style>
    <style:style style:name="T5" style:family="text">
      <style:text-properties style:text-underline-style="solid" style:text-underline-width="auto" style:text-underline-color="font-color" officeooo:rsid="001d2d56"/>
    </style:style>
    <style:style style:name="T6" style:family="text">
      <style:text-properties style:text-underline-style="solid" style:text-underline-width="auto" style:text-underline-color="font-color" fo:font-weight="bold" officeooo:rsid="001d2d56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ert.x investigation rapport</text:h>
      <text:p text:style-name="P1"/>
      <text:h text:style-name="Heading_20_2" text:outline-level="2">Clustering</text:h>
      <text:p text:style-name="P1"><text:tab/></text:p>
      <text:list xml:id="list4310321567934370478" text:style-name="L1">
        <text:list-item>
          <text:p text:style-name="P3"><text:span text:style-name="T1">Clustering is now in normal condition works fine only with Hazelcast library. </text:span></text:p>
          <text:list>
            <text:list-item>
              <text:p text:style-name="P3"><text:span text:style-name="T1">checked on open-source version</text:span></text:p>
            </text:list-item>
            <text:list-item>
              <text:p text:style-name="P3"><text:span text:style-name="T1">do not checked on enterprise version, and do not sure is there reason for using enterprise only for clustering</text:span></text:p>
            </text:list-item>
            <text:list-item>
              <text:p text:style-name="P3"><text:span text:style-name="T1">Clustering with Hazelcast can be done on two ways:</text:span></text:p>
              <text:list>
                <text:list-item>
                  <text:p text:style-name="P3"><text:span text:style-name="T1">Multicasting - works out-box without any configuration</text:span></text:p>
                </text:list-item>
                <text:list-item>
                  <text:p text:style-name="P3"><text:span text:style-name="T1">Client-Master joins - required 1 live node (cluster member) to join to. When join to that node, that live node will send list of all known nodes to the new node, to join with. Than 1 master node will be chosen (usually that is the oldest living node)</text:span></text:p>
                </text:list-item>
              </text:list>
            </text:list-item>
          </text:list>
        </text:list-item>
      </text:list>
      <text:p text:style-name="P2"/>
      <text:h text:style-name="Heading_20_2" text:outline-level="2">Metrics</text:h>
      <text:p text:style-name="P1"/>
      <text:list xml:id="list8635616920393790433" text:style-name="L2">
        <text:list-item>
          <text:p text:style-name="P4"><text:span text:style-name="T1">There is (now) 2 available ways to collect metrics:</text:span></text:p>
          <text:list>
            <text:list-item>
              <text:p text:style-name="P4"><text:span text:style-name="T6">Hawkular</text:span><text:span text:style-name="T1"> - now is only in Alpha versions, up to 1.0.0.Alpha11</text:span></text:p>
              <text:list>
                <text:list-item>
                  <text:p text:style-name="P4"><text:span text:style-name="T1">Pros and cones (</text:span><text:span text:style-name="T4">IT IS IN ALPHA VERSION ONLY!!!</text:span><text:span text:style-name="T1">)</text:span></text:p>
                  <text:list>
                    <text:list-item>
                      <text:p text:style-name="P4"><text:span text:style-name="T1">Is a standalone server. Vert.x application sends defined list of statistics to the server.</text:span></text:p>
                    </text:list-item>
                    <text:list-item>
                      <text:p text:style-name="P4"><text:span text:style-name="T1">Vert.x integration is a bit harder than for Dropwizard.</text:span></text:p>
                    </text:list-item>
                    <text:list-item>
                      <text:p text:style-name="P4"><text:span text:style-name="T1">This is Alpha version, so there are few bugs with startup process (sometimes authentication server cannot be found, strange, because it's embed in the standalone server) - </text:span><text:a xlink:type="simple" xlink:href="http://www.hawkular.org/docs/user/quick-start.html#_troubleshooting" text:style-name="Internet_20_link" text:visited-style-name="Visited_20_Internet_20_Link"><text:span text:style-name="T1">http://www.hawkular.org/docs/user/quick-start.html#_troubleshooting</text:span></text:a></text:p>
                    </text:list-item>
                    <text:list-item>
                      <text:p text:style-name="P4"><text:span text:style-name="T1">Do not support Vert.x statistics visualizing out-box. The only way to visualize metrics is to integrate embedded InfluxDB v0.8.x with "Graphana" (read next).</text:span></text:p>
                    </text:list-item>
                    <text:list-item>
                      <text:p text:style-name="P4"><text:span text:style-name="T5">Graphana</text:span><text:span text:style-name="T1"> - is another standalone server for integration with well-known products, for instance - Hawkular, and visualizing it's metrics. <text:line-break/>It has not any direct integration with, Hawkular API, so now it only can work only with Hawkular's embedded database InfluxDB v0.8.x</text:span></text:p>
                    </text:list-item>
                    <text:list-item>
                      <text:p text:style-name="P4"><text:span text:style-name="T5">Graphana</text:span><text:span text:style-name="T1"> needs to configure all necessary statistics by your own - that means, it has not any available statistics list to chose to visualize, but, Vert.x documentation has list of all statistics' names sent to the Hawkular server.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6">Dropwizard</text:span><text:span text:style-name="T1">:</text:span></text:p>
              <text:list>
                <text:list-item>
                  <text:p text:style-name="P4"><text:span text:style-name="T1">Has stable version - http://metrics.dropwizard.io/3.1.0/.</text:span></text:p>
                </text:list-item>
                <text:list-item>
                  <text:p text:style-name="P4"><text:span text:style-name="T1">Works only with JMX</text:span></text:p>
                </text:list-item>
                <text:list-item>
                  <text:p text:style-name="P4"><text:span text:style-name="T1">Needs Jolokia JMX client to </text:span></text:p>
                </text:list-item>
              </text:list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y Vorona</meta:initial-creator>
    <meta:creation-date>2016-04-25T12:52:54.335189591</meta:creation-date>
    <dc:date>2016-04-26T10:21:42.145982076</dc:date>
    <dc:creator>Andriy Vorona</dc:creator>
    <meta:editing-duration>PT21H13M37S</meta:editing-duration>
    <meta:editing-cycles>1</meta:editing-cycles>
    <meta:document-statistic meta:table-count="0" meta:image-count="0" meta:object-count="0" meta:page-count="1" meta:paragraph-count="23" meta:word-count="320" meta:character-count="1972" meta:non-whitespace-character-count="1689"/>
    <meta:generator>LibreOffice/5.0.5.2$Linux_X86_64 LibreOffice_project/00m0$Build-2</meta:generator>
  </office:meta>
</office:document-meta>
</file>